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fill-color="#808019" draw:textarea-horizontal-align="justify" draw:textarea-vertical-align="middle" draw:auto-grow-height="false" fo:min-height="1.85cm" fo:min-width="0.4cm"/>
    </style:style>
    <style:style style:name="gr2" style:family="graphic" style:parent-style-name="standard">
      <style:graphic-properties draw:fill-color="#808019" draw:textarea-horizontal-align="justify" draw:textarea-vertical-align="middle" draw:auto-grow-height="false" fo:min-height="1.05cm" fo:min-width="0.2cm"/>
    </style:style>
    <style:style style:name="gr3" style:family="graphic" style:parent-style-name="standard">
      <style:graphic-properties draw:fill-color="#808019" draw:textarea-horizontal-align="justify" draw:textarea-vertical-align="middle" draw:auto-grow-height="false" fo:min-height="0.25cm" fo:min-width="12.9cm"/>
    </style:style>
    <style:style style:name="gr4" style:family="graphic" style:parent-style-name="standard">
      <style:graphic-properties draw:fill-color="#808019" draw:textarea-horizontal-align="justify" draw:textarea-vertical-align="middle" draw:auto-grow-height="false" fo:min-height="0.25cm" fo:min-width="15.4cm"/>
    </style:style>
    <style:style style:name="gr5" style:family="graphic" style:parent-style-name="standard">
      <style:graphic-properties draw:fill-color="#808019" draw:textarea-horizontal-align="justify" draw:textarea-vertical-align="middle" draw:auto-grow-height="false" fo:min-height="12.65cm" fo:min-width="0cm"/>
    </style:style>
    <style:style style:name="gr6" style:family="graphic" style:parent-style-name="standard">
      <style:graphic-properties draw:fill-color="#808019" draw:textarea-horizontal-align="justify" draw:textarea-vertical-align="middle" draw:auto-grow-height="false" fo:min-height="1.05cm" fo:min-width="0.3cm"/>
    </style:style>
    <style:style style:name="gr7" style:family="graphic" style:parent-style-name="standard">
      <style:graphic-properties draw:fill-color="#808080" draw:textarea-horizontal-align="justify" draw:textarea-vertical-align="middle" draw:auto-grow-height="false" fo:min-height="0.55cm" fo:min-width="3.4cm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 fo:min-height="0cm" fo:min-width="0.3cm"/>
    </style:style>
    <style:style style:name="gr9" style:family="graphic" style:parent-style-name="standard">
      <style:graphic-properties draw:fill-color="#3465a4" draw:textarea-horizontal-align="justify" draw:textarea-vertical-align="middle" draw:auto-grow-height="false" fo:min-height="0.15cm" fo:min-width="11.5cm"/>
    </style:style>
    <style:style style:name="gr10" style:family="graphic" style:parent-style-name="standard">
      <style:graphic-properties draw:fill-color="#3465a4" draw:textarea-horizontal-align="justify" draw:textarea-vertical-align="middle" draw:auto-grow-height="false" fo:min-height="0.55cm" fo:min-width="1.4cm"/>
    </style:style>
    <style:style style:name="gr11" style:family="graphic" style:parent-style-name="standard">
      <style:graphic-properties draw:fill-color="#3465a4" draw:textarea-horizontal-align="justify" draw:textarea-vertical-align="middle" draw:auto-grow-height="false" fo:min-height="0.15cm" fo:min-width="9.4cm"/>
    </style:style>
    <style:style style:name="gr12" style:family="graphic" style:parent-style-name="standard">
      <style:graphic-properties draw:fill-color="#808019" draw:textarea-horizontal-align="justify" draw:textarea-vertical-align="middle" draw:auto-grow-height="false" fo:min-height="4.95cm" fo:min-width="0.8cm"/>
    </style:style>
    <style:style style:name="gr13" style:family="graphic" style:parent-style-name="standard">
      <style:graphic-properties draw:fill-color="#808019" draw:textarea-horizontal-align="justify" draw:textarea-vertical-align="middle" draw:auto-grow-height="false" fo:min-height="0cm" fo:min-width="0.6cm"/>
    </style:style>
    <style:style style:name="gr14" style:family="graphic" style:parent-style-name="standard">
      <style:graphic-properties draw:fill-color="#808019" draw:textarea-horizontal-align="justify" draw:textarea-vertical-align="middle" draw:auto-grow-height="false" fo:min-height="8.85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.05cm" fo:min-width="16.9cm"/>
    </style:style>
    <style:style style:name="gr16" style:family="graphic" style:parent-style-name="standard">
      <style:graphic-properties draw:fill-color="#4c4c4c" draw:textarea-horizontal-align="justify" draw:textarea-vertical-align="middle" draw:auto-grow-height="false" fo:min-height="0.15cm" fo:min-width="0.2cm"/>
    </style:style>
    <style:style style:name="gr17" style:family="graphic" style:parent-style-name="standard">
      <style:graphic-properties draw:fill-color="#808080" draw:textarea-horizontal-align="justify" draw:textarea-vertical-align="middle" draw:auto-grow-height="false" fo:min-height="6.35cm" fo:min-width="0.7cm"/>
    </style:style>
    <style:style style:name="gr18" style:family="graphic" style:parent-style-name="standard">
      <style:graphic-properties draw:fill-color="#9999ff" draw:textarea-horizontal-align="justify" draw:textarea-vertical-align="middle" draw:auto-grow-height="false" fo:min-height="0cm" fo:min-width="0.06cm"/>
    </style:style>
    <style:style style:name="gr19" style:family="graphic" style:parent-style-name="standard">
      <style:graphic-properties draw:fill-color="#9999ff" draw:textarea-horizontal-align="justify" draw:textarea-vertical-align="middle" draw:auto-grow-height="false" fo:min-height="0.11cm" fo:min-width="0cm"/>
    </style:style>
    <style:style style:name="gr20" style:family="graphic" style:parent-style-name="standard">
      <style:graphic-properties draw:fill-color="#9999ff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fill-color="#9999ff" draw:textarea-horizontal-align="justify" draw:textarea-vertical-align="middle" draw:auto-grow-height="false" fo:min-height="0.17cm" fo:min-width="0cm"/>
    </style:style>
    <style:style style:name="gr22" style:family="graphic" style:parent-style-name="standard">
      <style:graphic-properties draw:fill-color="#cc6633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fill-color="#996633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fill-color="#b3b3b3" draw:textarea-horizontal-align="justify" draw:textarea-vertical-align="middle" draw:auto-grow-height="false" fo:min-height="0.27cm" fo:min-width="0cm"/>
    </style:style>
    <style:style style:name="gr25" style:family="graphic" style:parent-style-name="standard">
      <style:graphic-properties draw:fill-color="#b3b3b3" draw:textarea-horizontal-align="justify" draw:textarea-vertical-align="middle" draw:auto-grow-height="false" fo:min-height="0.19cm" fo:min-width="0cm"/>
    </style:style>
    <style:style style:name="gr26" style:family="graphic" style:parent-style-name="standard">
      <style:graphic-properties draw:fill-color="#ff9966" draw:textarea-horizontal-align="justify" draw:textarea-vertical-align="middle" draw:auto-grow-height="false" fo:min-height="0cm" fo:min-width="0.38cm"/>
    </style:style>
    <style:style style:name="gr27" style:family="graphic" style:parent-style-name="standard">
      <style:graphic-properties draw:fill-color="#ff9966" draw:textarea-horizontal-align="justify" draw:textarea-vertical-align="middle" draw:auto-grow-height="false" fo:min-height="0.03cm" fo:min-width="0cm"/>
    </style:style>
    <style:style style:name="gr28" style:family="graphic" style:parent-style-name="standard">
      <style:graphic-properties draw:fill-color="#4c4c4c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fill-color="#808080" draw:textarea-horizontal-align="justify" draw:textarea-vertical-align="middle" draw:auto-grow-height="false" fo:min-height="5.35cm" fo:min-width="0.7cm"/>
    </style:style>
    <style:style style:name="gr30" style:family="graphic" style:parent-style-name="standard">
      <style:graphic-properties draw:fill-color="#ffff99" draw:textarea-horizontal-align="justify" draw:textarea-vertical-align="middle" draw:auto-grow-height="false" fo:min-height="0cm" fo:min-width="1.3cm"/>
    </style:style>
    <style:style style:name="gr31" style:family="graphic" style:parent-style-name="standard">
      <style:graphic-properties draw:stroke="none" svg:stroke-color="#000000" draw:fill="none" draw:fill-color="#ffffff" fo:min-height="1.423cm"/>
    </style:style>
    <style:style style:name="gr32" style:family="graphic" style:parent-style-name="standard">
      <style:graphic-properties draw:stroke="none" svg:stroke-color="#000000" draw:fill="none" draw:fill-color="#ffffff" fo:min-height="1.45cm"/>
    </style:style>
    <style:style style:name="gr33" style:family="graphic" style:parent-style-name="standard">
      <style:graphic-properties draw:stroke="none" svg:stroke-color="#000000" draw:fill="none" draw:fill-color="#ffffff" fo:min-height="0.75cm"/>
    </style:style>
    <style:style style:name="gr34" style:family="graphic" style:parent-style-name="standard">
      <style:graphic-properties draw:stroke="none" svg:stroke-color="#000000" draw:fill="none" draw:fill-color="#ffffff" fo:min-height="0.712cm"/>
    </style:style>
    <style:style style:name="gr35" style:family="graphic" style:parent-style-name="standard">
      <style:graphic-properties draw:stroke="none" svg:stroke-color="#000000" draw:fill="none" draw:fill-color="#ffffff" fo:min-height="0.85cm"/>
    </style:style>
    <style:style style:name="gr36" style:family="graphic" style:parent-style-name="objectwithoutfill">
      <style:graphic-properties svg:stroke-width="0.4cm" draw:marker-start-width="1.4cm" draw:marker-end-width="1.4cm" draw:fill="none" draw:textarea-vertical-align="middle" fo:padding-top="0.325cm" fo:padding-bottom="0.325cm" fo:padding-left="0.45cm" fo:padding-right="0.45cm"/>
    </style:style>
    <style:style style:name="gr37" style:family="graphic" style:parent-style-name="objectwithoutfill">
      <style:graphic-properties svg:stroke-width="0.39cm" svg:stroke-color="#e6e6e6" draw:marker-start-width="1.37cm" draw:marker-end-width="1.37cm" svg:stroke-linecap="square" draw:fill="none" draw:textarea-vertical-align="middle" fo:padding-top="0.32cm" fo:padding-bottom="0.32cm" fo:padding-left="0.445cm" fo:padding-right="0.445cm"/>
    </style:style>
    <style:style style:name="gr38" style:family="graphic" style:parent-style-name="standard">
      <style:graphic-properties draw:fill-color="#808019" draw:textarea-horizontal-align="justify" draw:textarea-vertical-align="middle" draw:auto-grow-height="false" fo:min-height="0.45cm" fo:min-width="0cm"/>
    </style:style>
    <style:style style:name="gr39" style:family="graphic" style:parent-style-name="standard">
      <style:graphic-properties draw:fill-color="#808019" draw:textarea-horizontal-align="justify" draw:textarea-vertical-align="middle" draw:auto-grow-height="false" fo:min-height="0.85cm" fo:min-width="0.6cm"/>
    </style:style>
    <style:style style:name="gr40" style:family="graphic" style:parent-style-name="standard">
      <style:graphic-properties draw:fill-color="#ffff99" draw:textarea-horizontal-align="justify" draw:textarea-vertical-align="middle" draw:auto-grow-height="false" fo:min-height="0.85cm" fo:min-width="0.6cm"/>
    </style:style>
    <style:style style:name="gr41" style:family="graphic" style:parent-style-name="standard">
      <style:graphic-properties draw:textarea-horizontal-align="justify" draw:textarea-vertical-align="middle" draw:auto-grow-height="false" fo:min-height="0.85cm" fo:min-width="0.6cm"/>
    </style:style>
    <style:style style:name="gr42" style:family="graphic" style:parent-style-name="standard">
      <style:graphic-properties draw:fill-color="#3465a4" draw:textarea-horizontal-align="justify" draw:textarea-vertical-align="middle" draw:auto-grow-height="false" fo:min-height="0.85cm" fo:min-width="0.6cm"/>
    </style:style>
    <style:style style:name="gr43" style:family="graphic" style:parent-style-name="measure" style:list-style-name="L1">
      <style:graphic-properties draw:textarea-vertical-align="middle" draw:line-distance="0.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6" style:family="graphic" style:parent-style-name="standard">
      <style:graphic-properties draw:stroke="none" svg:stroke-color="#000000" draw:fill="none" draw:fill-color="#ffffff" fo:min-height="0.25cm"/>
    </style:style>
    <style:style style:name="gr47" style:family="graphic" style:parent-style-name="standard">
      <style:graphic-properties draw:fill-color="#808019" draw:textarea-horizontal-align="justify" draw:textarea-vertical-align="middle" draw:auto-grow-height="false" fo:min-height="0.15cm" fo:min-width="0cm"/>
    </style:style>
    <style:style style:name="gr48" style:family="graphic" style:parent-style-name="standard">
      <style:graphic-properties draw:fill-color="#808019" draw:textarea-horizontal-align="justify" draw:textarea-vertical-align="middle" draw:auto-grow-height="false" fo:min-height="0cm" fo:min-width="0cm"/>
    </style:style>
    <style:style style:name="gr49" style:family="graphic" style:parent-style-name="objectwithoutfill">
      <style:graphic-properties draw:fill="none" draw:textarea-vertical-align="middle"/>
    </style:style>
    <style:style style:name="gr50" style:family="graphic" style:parent-style-name="objectwithoutfill">
      <style:graphic-properties draw:marker-end="Arrow" draw:marker-end-width="0.3cm" draw:fill="none" draw:textarea-vertical-align="middle"/>
    </style:style>
    <style:style style:name="gr51" style:family="graphic" style:parent-style-name="standard">
      <style:graphic-properties draw:fill-color="#4c4c4c" draw:textarea-horizontal-align="justify" draw:textarea-vertical-align="middle" draw:auto-grow-height="false" fo:min-height="2.85cm" fo:min-width="0.1cm"/>
    </style:style>
    <style:style style:name="gr52" style:family="graphic" style:parent-style-name="standard">
      <style:graphic-properties draw:fill-color="#4c4c4c" draw:textarea-horizontal-align="justify" draw:textarea-vertical-align="middle" draw:auto-grow-height="false" fo:min-height="0.05cm" fo:min-width="1.8cm"/>
    </style:style>
    <style:style style:name="gr53" style:family="graphic" style:parent-style-name="standard">
      <style:graphic-properties draw:fill-color="#3465a4" draw:textarea-horizontal-align="justify" draw:textarea-vertical-align="middle" draw:auto-grow-height="false" fo:min-height="0.15cm" fo:min-width="11.1cm"/>
    </style:style>
    <style:style style:name="gr54" style:family="graphic" style:parent-style-name="standard">
      <style:graphic-properties draw:fill-color="#ffff99" draw:textarea-horizontal-align="justify" draw:textarea-vertical-align="middle" draw:auto-grow-height="false" fo:min-height="0cm" fo:min-width="8.5cm"/>
    </style:style>
    <style:style style:name="gr55" style:family="graphic" style:parent-style-name="standard">
      <style:graphic-properties draw:fill-color="#4c4c4c" draw:textarea-horizontal-align="justify" draw:textarea-vertical-align="middle" draw:auto-grow-height="false" fo:min-height="0.15cm" fo:min-width="0.1cm"/>
    </style:style>
    <style:style style:name="gr56" style:family="graphic" style:parent-style-name="standard">
      <style:graphic-properties draw:fill-color="#ffff99" draw:textarea-horizontal-align="justify" draw:textarea-vertical-align="middle" draw:auto-grow-height="false" fo:min-height="1.15cm" fo:min-width="0cm"/>
    </style:style>
    <style:style style:name="gr57" style:family="graphic" style:parent-style-name="standard">
      <style:graphic-properties draw:fill-color="#3465a4" draw:textarea-horizontal-align="justify" draw:textarea-vertical-align="middle" draw:auto-grow-height="false" fo:min-height="0.55cm" fo:min-width="1.3cm"/>
    </style:style>
    <style:style style:name="gr58" style:family="graphic" style:parent-style-name="standard">
      <style:graphic-properties draw:fill-color="#ffff99" draw:textarea-horizontal-align="justify" draw:textarea-vertical-align="middle" draw:auto-grow-height="false" fo:min-height="0cm" fo:min-width="5.4cm"/>
    </style:style>
    <style:style style:name="gr59" style:family="graphic" style:parent-style-name="standard">
      <style:graphic-properties draw:fill-color="#729fcf" draw:textarea-horizontal-align="justify" draw:textarea-vertical-align="middle" draw:auto-grow-height="false" fo:min-height="0cm" fo:min-width="7.5cm"/>
    </style:style>
    <style:style style:name="gr60" style:family="graphic" style:parent-style-name="standard">
      <style:graphic-properties draw:fill-color="#ffff99" draw:textarea-horizontal-align="justify" draw:textarea-vertical-align="middle" draw:auto-grow-height="false" fo:min-height="0.45cm" fo:min-width="0cm"/>
    </style:style>
    <style:style style:name="gr61" style:family="graphic" style:parent-style-name="standard">
      <style:graphic-properties draw:fill-color="#4c4c4c" draw:textarea-horizontal-align="justify" draw:textarea-vertical-align="middle" draw:auto-grow-height="false" fo:min-height="0.85cm" fo:min-width="0.5cm"/>
    </style:style>
    <style:style style:name="gr62" style:family="graphic" style:parent-style-name="standard">
      <style:graphic-properties draw:fill-color="#ffff99" draw:textarea-horizontal-align="justify" draw:textarea-vertical-align="middle" draw:auto-grow-height="false" fo:min-height="0.35cm" fo:min-width="0cm"/>
    </style:style>
    <style:style style:name="gr63" style:family="graphic" style:parent-style-name="standard">
      <style:graphic-properties draw:textarea-horizontal-align="justify" draw:textarea-vertical-align="middle" draw:auto-grow-height="false" fo:min-height="0.05cm" fo:min-width="12.2cm"/>
    </style:style>
    <style:style style:name="gr64" style:family="graphic" style:parent-style-name="standard">
      <style:graphic-properties draw:textarea-horizontal-align="justify" draw:textarea-vertical-align="middle" draw:auto-grow-height="false" fo:min-height="0.05cm" fo:min-width="13.8cm"/>
    </style:style>
    <style:style style:name="gr65" style:family="graphic" style:parent-style-name="standard">
      <style:graphic-properties draw:textarea-horizontal-align="justify" draw:textarea-vertical-align="middle" draw:auto-grow-height="false" fo:min-height="0.05cm" fo:min-width="13.8cm"/>
    </style:style>
    <style:style style:name="gr66" style:family="graphic" style:parent-style-name="standard">
      <style:graphic-properties draw:textarea-horizontal-align="justify" draw:textarea-vertical-align="middle" draw:auto-grow-height="false" fo:min-height="0.05cm" fo:min-width="7.4cm"/>
    </style:style>
    <style:style style:name="gr67" style:family="graphic" style:parent-style-name="standard">
      <style:graphic-properties draw:textarea-horizontal-align="justify" draw:textarea-vertical-align="middle" draw:auto-grow-height="false" fo:min-height="1.15cm" fo:min-width="0.1cm"/>
    </style:style>
    <style:style style:name="gr68" style:family="graphic" style:parent-style-name="standard">
      <style:graphic-properties draw:textarea-horizontal-align="justify" draw:textarea-vertical-align="middle" draw:auto-grow-height="false" fo:min-height="0.95cm" fo:min-width="0.1cm"/>
    </style:style>
    <style:style style:name="gr69" style:family="graphic" style:parent-style-name="measure" style:list-style-name="L1">
      <style:graphic-properties draw:textarea-vertical-align="middle" draw:line-distance="0.3cm"/>
    </style:style>
    <style:style style:name="gr70" style:family="graphic" style:parent-style-name="measure" style:list-style-name="L1">
      <style:graphic-properties draw:textarea-vertical-align="middle" draw:line-distance="0.7cm"/>
    </style:style>
    <style:style style:name="gr71" style:family="graphic" style:parent-style-name="measure" style:list-style-name="L1">
      <style:graphic-properties draw:textarea-vertical-align="middle" draw:line-distance="0.7cm"/>
    </style:style>
    <style:style style:name="gr72" style:family="graphic" style:parent-style-name="measure" style:list-style-name="L1">
      <style:graphic-properties draw:textarea-vertical-align="middle" draw:line-distance="0.6cm"/>
    </style:style>
    <style:style style:name="gr73" style:family="graphic" style:parent-style-name="standard">
      <style:graphic-properties draw:fill-color="#3465a4" draw:textarea-horizontal-align="justify" draw:textarea-vertical-align="middle" draw:auto-grow-height="false" fo:min-height="0.15cm" fo:min-width="7.1cm"/>
    </style:style>
    <style:style style:name="gr74" style:family="graphic" style:parent-style-name="standard">
      <style:graphic-properties draw:fill-color="#ffff99" draw:textarea-horizontal-align="justify" draw:textarea-vertical-align="middle" draw:auto-grow-height="false" fo:min-height="3.85cm" fo:min-width="0cm"/>
    </style:style>
    <style:style style:name="gr75" style:family="graphic" style:parent-style-name="standard">
      <style:graphic-properties draw:fill-color="#729fcf" draw:textarea-horizontal-align="justify" draw:textarea-vertical-align="middle" draw:auto-grow-height="false" fo:min-height="8.75cm" fo:min-width="0cm"/>
    </style:style>
    <style:style style:name="gr76" style:family="graphic" style:parent-style-name="standard">
      <style:graphic-properties draw:textarea-horizontal-align="justify" draw:textarea-vertical-align="middle" draw:auto-grow-height="false" fo:min-height="0.05cm" fo:min-width="13cm"/>
    </style:style>
    <style:style style:name="gr77" style:family="graphic" style:parent-style-name="standard">
      <style:graphic-properties draw:textarea-horizontal-align="justify" draw:textarea-vertical-align="middle" draw:auto-grow-height="false" fo:min-height="0.05cm" fo:min-width="7.5cm"/>
    </style:style>
    <style:style style:name="gr78" style:family="graphic" style:parent-style-name="measure" style:list-style-name="L1">
      <style:graphic-properties draw:textarea-vertical-align="middle" draw:line-distance="0.6cm"/>
    </style:style>
    <style:style style:name="gr79" style:family="graphic" style:parent-style-name="standard">
      <style:graphic-properties draw:fill-color="#3465a4" draw:textarea-horizontal-align="justify" draw:textarea-vertical-align="middle" draw:auto-grow-height="false" fo:min-height="0.15cm" fo:min-width="9.3cm"/>
    </style:style>
    <style:style style:name="gr80" style:family="graphic" style:parent-style-name="standard">
      <style:graphic-properties draw:stroke="none" draw:fill="none" draw:opacity="100%" draw:fill-image-width="0cm" draw:fill-image-height="0cm" fo:min-height="2.845cm" draw:shadow-opacity="100%"/>
    </style:style>
    <style:style style:name="P1" style:family="paragraph">
      <loext:graphic-properties draw:fill-color="#808019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-color="#ffff99"/>
      <style:paragraph-properties fo:text-align="center"/>
    </style:style>
    <style:style style:name="P5" style:family="paragraph">
      <loext:graphic-properties draw:fill-color="#3465a4"/>
      <style:paragraph-properties fo:text-align="center"/>
    </style:style>
    <style:style style:name="P6" style:family="paragraph">
      <loext:graphic-properties draw:fill-color="#4c4c4c"/>
      <style:paragraph-properties fo:text-align="center"/>
    </style:style>
    <style:style style:name="P7" style:family="paragraph">
      <loext:graphic-properties draw:fill-color="#9999ff"/>
      <style:paragraph-properties fo:text-align="center"/>
    </style:style>
    <style:style style:name="P8" style:family="paragraph">
      <loext:graphic-properties draw:fill-color="#cc6633"/>
      <style:paragraph-properties fo:text-align="center"/>
    </style:style>
    <style:style style:name="P9" style:family="paragraph">
      <loext:graphic-properties draw:fill-color="#996633"/>
      <style:paragraph-properties fo:text-align="center"/>
    </style:style>
    <style:style style:name="P10" style:family="paragraph">
      <loext:graphic-properties draw:fill-color="#b3b3b3"/>
      <style:paragraph-properties fo:text-align="center"/>
    </style:style>
    <style:style style:name="P11" style:family="paragraph">
      <loext:graphic-properties draw:fill-color="#ff9966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-color="#729fcf"/>
      <style:paragraph-properties fo:text-align="center"/>
    </style:style>
    <style:style style:name="P16" style:family="paragraph">
      <loext:graphic-properties draw:fill="none" draw:opacity="100%" draw:fill-image-width="0cm" draw:fill-image-height="0cm"/>
      <style:text-properties style:text-outline="true" fo:font-size="18pt" fo:language="nl" fo:country="NL" style:font-size-asian="18pt" style:font-size-complex="18pt" style:font-weight-complex="normal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text-outline="true" fo:font-size="18pt" fo:language="nl" fo:country="NL" style:font-size-asian="18pt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cm" svg:height="2.1cm" draw:transform="rotate (-1.5707963267949) translate (37.3cm 4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cm" svg:height="1.3cm" draw:transform="rotate (-1.5707963267949) translate (36.9cm 5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3.4cm" svg:height="0.5cm" draw:transform="rotate (-1.5707963267949) translate (36.5cm 4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5.9cm" svg:height="0.5cm" draw:transform="rotate (-1.5707963267949) translate (32.4cm 5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5cm" svg:height="12.9cm" draw:transform="rotate (-1.5707963267949) translate (19cm 24.7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6" draw:text-style-name="P1" draw:layer="layout" svg:width="0.8cm" svg:height="1.3cm" draw:transform="rotate (-1.5707963267949) translate (32.8cm 5.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3.9cm" svg:height="0.8cm" svg:x="28.7cm" svg:y="22cm">
          <text:p text:style-name="P2">Vlo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0.8cm" svg:height="0.2cm" draw:transform="rotate (-1.5707963267949) translate (32.8cm 22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9" draw:text-style-name="P5" draw:layer="layout" svg:width="12cm" svg:height="0.4cm" svg:x="1cm" svg:y="22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5" draw:layer="layout" svg:width="1.9cm" svg:height="0.8cm" svg:x="11.1cm" svg:y="23.1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1" draw:text-style-name="P5" draw:layer="layout" svg:width="9.9cm" svg:height="0.4cm" svg:x="3.1cm" svg:y="25.6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9" draw:text-style-name="P5" draw:layer="layout" svg:width="12cm" svg:height="0.4cm" svg:x="1cm" svg:y="26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0.9cm" svg:height="2.1cm" draw:transform="rotate (-1.5707963267949) translate (33.2cm 4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3cm" svg:height="5.2cm" draw:transform="rotate (-1.5707963267949) translate (28.7cm 24.3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3" draw:text-style-name="P1" draw:layer="layout" svg:width="1.1cm" svg:height="0.1cm" draw:transform="rotate (-1.5707963267949) translate (20.7cm 24.4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4" draw:text-style-name="P1" draw:layer="layout" svg:width="0.5cm" svg:height="9.1cm" draw:transform="rotate (-1.5707963267949) translate (28.6cm 24.7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2" draw:text-style-name="P1" draw:layer="layout" svg:width="1.3cm" svg:height="5.2cm" draw:transform="rotate (-1.5707963267949) translate (11.3cm 24.3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5" draw:text-style-name="P2" draw:layer="layout" svg:width="17.4cm" svg:height="0.3cm" draw:transform="rotate (-1.5707963267949) translate (32.3cm 4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0.7cm" svg:height="0.4cm" draw:transform="rotate (1.5707963267949) translate (31.2cm 4.99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3" draw:layer="layout" svg:width="1.2cm" svg:height="6.6cm" draw:transform="rotate (1.5707963267949) translate (26cm 2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17.4cm" svg:height="0.3cm" draw:transform="rotate (-1.5707963267949) translate (32.7cm 4.3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7.4cm" svg:height="0.3cm" draw:transform="rotate (-1.5707963267949) translate (31.9cm 4.3cm)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18" draw:text-style-name="P7" draw:layer="layout" svg:width="0.56cm" svg:height="0.04cm" draw:transform="rotate (-1.5707963267949) translate (31.89cm 2.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7" draw:layer="layout" svg:width="0.56cm" svg:height="0.04cm" draw:transform="rotate (-1.5707963267949) translate (32.45cm 2.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7" draw:layer="layout" svg:width="0.09cm" svg:height="0.36cm" draw:transform="rotate (-1.5707963267949) translate (32.33cm 2.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7" draw:layer="layout" svg:width="0.04cm" svg:height="0.16cm" draw:transform="rotate (-1.5707963267949) translate (32.01cm 2.8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7" draw:layer="layout" svg:width="0.04cm" svg:height="0.16cm" draw:transform="rotate (-1.5707963267949) translate (32.45cm 2.8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7" draw:layer="layout" svg:width="0.08cm" svg:height="0.04cm" draw:transform="rotate (-1.5707963267949) translate (32.01cm 2.7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7" draw:layer="layout" svg:width="0.04cm" svg:height="0.16cm" draw:transform="rotate (-1.5707963267949) translate (32.01cm 2.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7" draw:layer="layout" svg:width="0.04cm" svg:height="0.16cm" draw:transform="rotate (-1.5707963267949) translate (32.45cm 2.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7" draw:layer="layout" svg:width="0.08cm" svg:height="0.04cm" draw:transform="rotate (-1.5707963267949) translate (32.33cm 2.7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7" draw:layer="layout" svg:width="0.04cm" svg:height="0.42cm" draw:transform="rotate (-1.5707963267949) translate (32.36cm 2.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2" draw:text-style-name="P8" draw:layer="layout" svg:width="0.36cm" svg:height="0.04cm" draw:transform="rotate (-1.5707963267949) translate (32.01cm 2.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8" draw:layer="layout" svg:width="0.36cm" svg:height="0.04cm" draw:transform="rotate (-1.5707963267949) translate (32.33cm 2.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8" draw:layer="layout" svg:width="0.44cm" svg:height="0.04cm" draw:transform="rotate (-1.5707963267949) translate (31.97cm 2.3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8" draw:layer="layout" svg:width="0.44cm" svg:height="0.04cm" draw:transform="rotate (-1.5707963267949) translate (32.05cm 2.3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8" draw:layer="layout" svg:width="0.44cm" svg:height="0.04cm" draw:transform="rotate (-1.5707963267949) translate (32.29cm 2.3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8" draw:layer="layout" svg:width="0.44cm" svg:height="0.04cm" draw:transform="rotate (-1.5707963267949) translate (32.37cm 2.3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9" draw:layer="layout" svg:width="0.12cm" svg:height="0.2cm" draw:transform="rotate (-1.5707963267949) translate (32.25cm 2.5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4" draw:text-style-name="P10" draw:layer="layout" svg:width="0.08cm" svg:height="0.52cm" draw:transform="rotate (-1.5707963267949) translate (32.41cm 3.3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10" draw:layer="layout" svg:width="0.24cm" svg:height="0.52cm" draw:transform="rotate (-1.5707963267949) translate (32.41cm 3.1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5" draw:text-style-name="P10" draw:layer="layout" svg:width="0.08cm" svg:height="0.44cm" draw:transform="rotate (-1.5707963267949) translate (32.37cm 3.0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11" draw:layer="layout" svg:width="0.88cm" svg:height="0.12cm" draw:transform="rotate (-1.5707963267949) translate (32.21cm 2.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11" draw:layer="layout" svg:width="0.08cm" svg:height="0.28cm" draw:transform="rotate (-1.5707963267949) translate (32.29cm 2.9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11" draw:layer="layout" svg:width="0.08cm" svg:height="0.28cm" draw:transform="rotate (-1.5707963267949) translate (32.29cm 3.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6" draw:layer="layout" svg:width="0.4cm" svg:height="0.054cm" draw:transform="rotate (-1.5707963267949) translate (32.177cm 1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6" draw:layer="layout" svg:width="0.037cm" svg:height="0.126cm" draw:transform="rotate (-1.5707963267949) translate (32.213cm 2.26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29" draw:text-style-name="P3" draw:layer="layout" svg:width="1.2cm" svg:height="5.6cm" draw:transform="rotate (1.5707963267949) translate (32.8cm 2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" draw:layer="layout" svg:width="1.8cm" svg:height="0.2cm" draw:transform="rotate (-1.5707963267949) translate (32.8cm 1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31" draw:text-style-name="P12" draw:layer="layout" svg:width="5cm" svg:height="1.673cm" svg:x="34.5cm" svg:y="2.2cm">
          <draw:text-box>
            <text:p>Plafond Woon-/ Muziekkamer</text:p>
          </draw:text-box>
        </draw:frame>
        <draw:frame draw:style-name="gr32" draw:text-style-name="P12" draw:layer="layout" svg:width="2.9cm" svg:height="1.7cm" svg:x="26cm" svg:y="2.2cm">
          <draw:text-box>
            <text:p>Plafond</text:p>
            <text:p>Keuken</text:p>
          </draw:text-box>
        </draw:frame>
        <draw:frame draw:style-name="gr33" draw:text-style-name="P12" draw:layer="layout" svg:width="5.9cm" svg:height="1cm" svg:x="7.8cm" svg:y="21.9cm">
          <draw:text-box>
            <text:p>Woonkamerwand</text:p>
          </draw:text-box>
        </draw:frame>
        <draw:frame draw:style-name="gr34" draw:text-style-name="P12" draw:layer="layout" svg:width="5.9cm" svg:height="0.962cm" svg:x="13.2cm" svg:y="25.9cm">
          <draw:text-box>
            <text:p>Keukenwand</text:p>
          </draw:text-box>
        </draw:frame>
        <draw:frame draw:style-name="gr35" draw:text-style-name="P12" draw:layer="layout" svg:width="2.5cm" svg:height="1.1cm" svg:x="2.7cm" svg:y="23.1cm">
          <draw:text-box>
            <text:p>Spouw</text:p>
          </draw:text-box>
        </draw:frame>
        <draw:g>
          <draw:line draw:style-name="gr36" draw:text-style-name="P13" draw:layer="layout" svg:x1="8.3cm" svg:y1="21.2cm" svg:x2="1.9cm" svg:y2="27.6cm">
            <text:p/>
          </draw:line>
          <draw:line draw:style-name="gr37" draw:text-style-name="P13" draw:layer="layout" svg:x1="8.3cm" svg:y1="21.2cm" svg:x2="1.9cm" svg:y2="27.6cm">
            <text:p/>
          </draw:line>
        </draw:g>
        <draw:custom-shape draw:style-name="gr38" draw:text-style-name="P1" draw:layer="layout" svg:width="0.1cm" svg:height="0.7cm" draw:transform="rotate (-1.5707963267949) translate (32.5cm 21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1.1cm" svg:height="1.1cm" draw:transform="rotate (-1.5707963267949) translate (14.1cm 12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4" draw:layer="layout" svg:width="1.1cm" svg:height="1.1cm" draw:transform="rotate (-1.5707963267949) translate (14.1cm 7.8cm)">
          <text:p/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1.1cm" svg:height="1.1cm" draw:transform="rotate (-1.5707963267949) translate (14.1cm 9cm)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42" draw:text-style-name="P5" draw:layer="layout" svg:width="1.1cm" svg:height="1.1cm" draw:transform="rotate (1.5707963267949) translate (13cm 11.3cm)">
          <text:p/>
          <draw:enhanced-geometry svg:viewBox="0 0 21600 21600" draw:mirror-horizontal="true" draw:type="rectangle" draw:enhanced-path="M 0 0 L 21600 0 21600 21600 0 21600 0 0 Z N"/>
        </draw:custom-shape>
        <draw:measure draw:style-name="gr43" draw:text-style-name="P14" draw:layer="measurelines" svg:x1="13.8cm" svg:y1="23.504cm" svg:x2="13.8cm" svg:y2="24.304cm">
          <text:p text:style-name="P14"><text:span text:style-name="T1"><text:measure text:kind="gap"/></text:span><text:span text:style-name="T1"><text:measure text:kind="value">40</text:measure></text:span><text:span text:style-name="T1"> </text:span><text:span text:style-name="T1"><text:measure text:kind="unit">mm</text:measure></text:span><text:span text:style-name="T1"><text:measure text:kind="gap"/></text:span></text:p>
        </draw:measure>
        <draw:frame draw:style-name="gr44" draw:text-style-name="P12" draw:layer="layout" svg:width="12.009cm" svg:height="1.673cm" svg:x="14.191cm" svg:y="12.5cm">
          <draw:text-box>
            <text:p>Vlasvilt ondervloer Isolina of Soundfelt</text:p>
          </draw:text-box>
        </draw:frame>
        <draw:frame draw:style-name="gr45" draw:text-style-name="P12" draw:layer="layout" svg:width="13.4cm" svg:height="0.986cm" svg:x="14.2cm" svg:y="7.9cm">
          <draw:text-box>
            <text:p>Agglomer Vlokkenschuim 10mm, 200kg/m<text:span text:style-name="T2">3</text:span></text:p>
          </draw:text-box>
        </draw:frame>
        <draw:frame draw:style-name="gr46" draw:text-style-name="P12" draw:layer="layout" svg:width="13.9cm" svg:height="0.986cm" svg:x="14.2cm" svg:y="9.1cm">
          <draw:text-box>
            <text:p>Houtvezelplaat Gutex Standard-N 250kg/m<text:span text:style-name="T2">3</text:span></text:p>
          </draw:text-box>
        </draw:frame>
        <draw:custom-shape draw:style-name="gr47" draw:text-style-name="P1" draw:layer="layout" svg:width="0.1cm" svg:height="0.4cm" draw:transform="rotate (-1.5707963267949) translate (32.1cm 21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" draw:layer="layout" svg:width="0.1cm" svg:height="0.4cm" draw:transform="rotate (-1.5707963267949) translate (32.6cm 21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" draw:layer="layout" svg:width="0.2cm" svg:height="0.1cm" draw:transform="rotate (-1.5707963267949) translate (31.8cm 21.8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8" draw:text-style-name="P1" draw:layer="layout" svg:width="0.2cm" svg:height="0.1cm" draw:transform="rotate (-1.5707963267949) translate (32.6cm 21.8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49" draw:text-style-name="P13" draw:layer="layout" svg:x1="14.1cm" svg:y1="13.6cm" svg:x2="31cm" svg:y2="21.8cm">
          <text:p/>
        </draw:line>
        <draw:line draw:style-name="gr49" draw:text-style-name="P13" draw:layer="layout" svg:x1="13.3cm" svg:y1="13.6cm" svg:x2="20.6cm" svg:y2="24cm">
          <text:p/>
        </draw:line>
        <draw:line draw:style-name="gr50" draw:text-style-name="P13" draw:layer="layout" svg:x1="19.9cm" svg:y1="24.1cm" svg:x2="18.3cm" svg:y2="24.1cm">
          <text:p/>
        </draw:line>
        <draw:line draw:style-name="gr50" draw:text-style-name="P13" draw:layer="layout" svg:x1="21.1cm" svg:y1="24.1cm" svg:x2="22.8cm" svg:y2="24.1cm">
          <text:p/>
        </draw:line>
        <draw:custom-shape draw:style-name="gr51" draw:text-style-name="P6" draw:layer="layout" svg:width="0.6cm" svg:height="3.1cm" draw:transform="rotate (1.5707963267949) translate (30.6cm 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2" draw:text-style-name="P6" draw:layer="layout" svg:width="2.3cm" svg:height="0.3cm" draw:transform="rotate (1.5707963267949) translate (30.8cm 5.7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3" draw:text-style-name="P5" draw:layer="layout" svg:width="11.6cm" svg:height="0.4cm" draw:transform="rotate (1.5707963267949) translate (29.9cm 13.8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4" draw:text-style-name="P4" draw:layer="layout" svg:width="9cm" svg:height="0.2cm" draw:transform="rotate (1.5707963267949) translate (30.3cm 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6" draw:layer="layout" svg:width="0.6cm" svg:height="0.4cm" draw:transform="rotate (1.5707963267949) translate (31.1cm 5.7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4" draw:text-style-name="P4" draw:layer="layout" svg:width="9cm" svg:height="0.2cm" draw:transform="rotate (1.5707963267949) translate (33.8cm 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5" draw:layer="layout" svg:width="11.6cm" svg:height="0.4cm" draw:transform="rotate (1.5707963267949) translate (34cm 13.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6" draw:text-style-name="P4" draw:layer="layout" svg:width="0.2cm" svg:height="1.4cm" draw:transform="rotate (-1.5707963267949) translate (34cm 2.8cm)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57" draw:text-style-name="P5" draw:layer="layout" svg:width="1.8cm" svg:height="0.8cm" draw:transform="rotate (-1.5707963267949) translate (31.1cm 12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7" draw:text-style-name="P5" draw:layer="layout" svg:width="1.8cm" svg:height="0.8cm" draw:transform="rotate (-1.5707963267949) translate (34cm 12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2" draw:text-style-name="P6" draw:layer="layout" svg:width="2.3cm" svg:height="0.3cm" draw:transform="rotate (1.5707963267949) translate (33.2cm 5.7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5" draw:text-style-name="P6" draw:layer="layout" svg:width="0.6cm" svg:height="0.4cm" draw:transform="rotate (1.5707963267949) translate (32.8cm 5.7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8" draw:text-style-name="P4" draw:layer="layout" svg:width="5.9cm" svg:height="0.2cm" draw:transform="rotate (1.5707963267949) translate (30.9cm 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4" draw:layer="layout" svg:width="5.9cm" svg:height="0.2cm" draw:transform="rotate (1.5707963267949) translate (33.2cm 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5" draw:layer="layout" svg:width="8cm" svg:height="0.2cm" draw:transform="rotate (-1.5707963267949) translate (30.8cm 3.4cm)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59" draw:text-style-name="P15" draw:layer="layout" svg:width="8cm" svg:height="0.2cm" draw:transform="rotate (-1.5707963267949) translate (33.7cm 3.4cm)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60" draw:text-style-name="P4" draw:layer="layout" svg:width="0.2cm" svg:height="0.7cm" draw:transform="rotate (-1.5707963267949) translate (31.5cm 5.7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0" draw:text-style-name="P4" draw:layer="layout" svg:width="0.2cm" svg:height="0.7cm" draw:transform="rotate (-1.5707963267949) translate (33.5cm 5.7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1" draw:text-style-name="P6" draw:layer="layout" svg:width="1cm" svg:height="1.1cm" draw:transform="rotate (1.5707963267949) translate (13cm 12.4cm)">
          <text:p/>
          <draw:enhanced-geometry svg:viewBox="0 0 21600 21600" draw:mirror-horizontal="true" draw:type="rectangle" draw:enhanced-path="M 0 0 L 21600 0 21600 21600 0 21600 0 0 Z N"/>
        </draw:custom-shape>
        <draw:frame draw:style-name="gr34" draw:text-style-name="P12" draw:layer="layout" svg:width="5.2cm" svg:height="0.962cm" svg:x="14.2cm" svg:y="11.4cm">
          <draw:text-box>
            <text:p>Hardhout</text:p>
          </draw:text-box>
        </draw:frame>
        <draw:custom-shape draw:style-name="gr16" draw:text-style-name="P6" draw:layer="layout" svg:width="0.7cm" svg:height="0.4cm" draw:transform="rotate (1.5707963267949) translate (32.7cm 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2" draw:text-style-name="P4" draw:layer="layout" svg:width="0.2cm" svg:height="0.6cm" draw:transform="rotate (-1.5707963267949) translate (31.1cm 11.8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2" draw:text-style-name="P4" draw:layer="layout" svg:width="0.2cm" svg:height="0.6cm" draw:transform="rotate (-1.5707963267949) translate (33.8cm 11.8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3" draw:text-style-name="P2" draw:layer="layout" svg:width="12.7cm" svg:height="0.3cm" svg:x="6.2cm" svg:y="2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" draw:layer="layout" svg:width="14.3cm" svg:height="0.3cm" svg:x="6.2cm" svg:y="24.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" draw:layer="layout" svg:width="14.3cm" svg:height="0.3cm" svg:x="6.2cm" svg:y="25.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4" draw:layer="layout" svg:width="0.2cm" svg:height="1.4cm" draw:transform="rotate (-1.5707963267949) translate (31.7cm 2.8cm)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66" draw:text-style-name="P2" draw:layer="layout" svg:width="7.9cm" svg:height="0.3cm" svg:x="20.7cm" svg:y="24.4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" draw:layer="layout" svg:width="7.9cm" svg:height="0.3cm" svg:x="20.7cm" svg:y="25.2cm">
          <text:p/>
          <draw:enhanced-geometry svg:viewBox="0 0 21600 21600" draw:type="rectangle" draw:enhanced-path="M 0 0 L 21600 0 21600 21600 0 21600 0 0 Z N"/>
        </draw:custom-shape>
        <draw:g>
          <draw:line draw:style-name="gr36" draw:text-style-name="P13" draw:layer="layout" svg:x1="23.7cm" svg:y1="23.9cm" svg:x2="21.3cm" svg:y2="26.3cm">
            <text:p/>
          </draw:line>
          <draw:line draw:style-name="gr37" draw:text-style-name="P13" draw:layer="layout" svg:x1="23.7cm" svg:y1="23.9cm" svg:x2="21.3cm" svg:y2="26.3cm">
            <text:p/>
          </draw:line>
        </draw:g>
        <draw:g>
          <draw:line draw:style-name="gr36" draw:text-style-name="P13" draw:layer="layout" svg:x1="34.3cm" svg:y1="15.2cm" svg:x2="29.4cm" svg:y2="20.1cm">
            <text:p/>
          </draw:line>
          <draw:line draw:style-name="gr37" draw:text-style-name="P13" draw:layer="layout" svg:x1="34.3cm" svg:y1="15.2cm" svg:x2="29.4cm" svg:y2="20.1cm">
            <text:p/>
          </draw:line>
        </draw:g>
        <draw:custom-shape draw:style-name="gr67" draw:text-style-name="P2" draw:layer="layout" svg:width="0.6cm" svg:height="1.4cm" draw:transform="rotate (-1.5707963267949) translate (31.7cm 2.2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68" draw:text-style-name="P2" draw:layer="layout" svg:width="0.6cm" svg:height="1.2cm" draw:transform="rotate (-1.5707963267949) translate (34cm 2.2cm)">
          <text:p/>
          <draw:enhanced-geometry svg:viewBox="0 0 21600 21600" draw:mirror-vertical="true" draw:type="rectangle" draw:enhanced-path="M 0 0 L 21600 0 21600 21600 0 21600 0 0 Z N"/>
        </draw:custom-shape>
        <draw:measure draw:style-name="gr69" draw:text-style-name="P14" draw:layer="measurelines" svg:x1="29.9cm" svg:y1="14.5cm" svg:x2="34.4cm" svg:y2="14.5cm">
          <text:p text:style-name="P14"><text:measure text:kind="gap"/><text:measure text:kind="value">225</text:measure> <text:measure text:kind="unit">mm</text:measure><text:measure text:kind="gap"/></text:p>
        </draw:measure>
        <draw:line draw:style-name="gr49" draw:text-style-name="P13" draw:layer="layout" svg:x1="13.6cm" svg:y1="13.6cm" svg:x2="24.1cm" svg:y2="24.3cm">
          <text:p/>
        </draw:line>
        <draw:frame draw:style-name="gr46" draw:text-style-name="P12" draw:layer="layout" svg:width="13.9cm" svg:height="0.986cm" svg:x="14.2cm" svg:y="10.3cm">
          <draw:text-box>
            <text:p>Houtvezelplaat Gutex Thermowall 160kg/m<text:span text:style-name="T2">3</text:span></text:p>
          </draw:text-box>
        </draw:frame>
        <draw:measure draw:style-name="gr70" draw:text-style-name="P14" draw:layer="layout" svg:x1="1.9cm" svg:y1="23.1cm" svg:x2="1.9cm" svg:y2="26.8cm">
          <text:p text:style-name="P14"><text:measure text:kind="gap"/><text:measure text:kind="value">185</text:measure> <text:measure text:kind="unit">mm</text:measure><text:measure text:kind="gap"/></text:p>
        </draw:measure>
        <draw:measure draw:style-name="gr71" draw:text-style-name="P14" draw:layer="layout" svg:x1="1cm" svg:y1="22.7cm" svg:x2="1cm" svg:y2="27.2cm">
          <text:p text:style-name="P14"><text:measure text:kind="gap"/><text:measure text:kind="value">225</text:measure> <text:measure text:kind="unit">mm</text:measure><text:measure text:kind="gap"/></text:p>
        </draw:measure>
        <draw:measure draw:style-name="gr72" draw:text-style-name="P14" draw:layer="layout" svg:x1="28.8cm" svg:y1="2.2cm" svg:x2="28.8cm" svg:y2="13.8cm">
          <text:p text:style-name="P14"><text:span text:style-name="T1"><text:measure text:kind="gap"/></text:span><text:span text:style-name="T1"><text:measure text:kind="value">580</text:measure></text:span><text:span text:style-name="T1"> </text:span><text:span text:style-name="T1"><text:measure text:kind="unit">mm</text:measure></text:span><text:span text:style-name="T1"><text:measure text:kind="gap"/></text:span></text:p>
        </draw:measure>
        <draw:g>
          <draw:line draw:style-name="gr36" draw:text-style-name="P13" draw:layer="layout" svg:x1="18.4cm" svg:y1="23.2cm" svg:x2="16cm" svg:y2="25.6cm">
            <text:p/>
          </draw:line>
          <draw:line draw:style-name="gr37" draw:text-style-name="P13" draw:layer="layout" svg:x1="18.4cm" svg:y1="23.2cm" svg:x2="16cm" svg:y2="25.6cm">
            <text:p/>
          </draw:line>
        </draw:g>
        <draw:custom-shape draw:style-name="gr73" draw:text-style-name="P5" draw:layer="layout" svg:width="7.6cm" svg:height="0.4cm" draw:transform="rotate (1.5707963267949) translate (31.1cm 13.8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3" draw:text-style-name="P5" draw:layer="layout" svg:width="7.6cm" svg:height="0.4cm" draw:transform="rotate (1.5707963267949) translate (32.8cm 13.8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3" draw:layer="layout" svg:width="3.9cm" svg:height="0.8cm" svg:x="32.8cm" svg:y="22cm">
          <text:p text:style-name="P2">Vlo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" draw:layer="layout" svg:width="0.2cm" svg:height="4.1cm" draw:transform="rotate (-1.5707963267949) translate (36.7cm 22.8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75" draw:text-style-name="P15" draw:layer="layout" svg:width="0.3cm" svg:height="9cm" draw:transform="rotate (1.5707963267949) translate (19.6cm 25.1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6" draw:text-style-name="P2" draw:layer="layout" svg:width="13.5cm" svg:height="0.3cm" draw:transform="rotate (-1.5707963267949) translate (36.4cm 4.7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6" draw:text-style-name="P6" draw:layer="layout" svg:width="0.7cm" svg:height="0.4cm" draw:transform="rotate (1.5707963267949) translate (35.3cm 5.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7" draw:text-style-name="P2" draw:layer="layout" svg:width="8cm" svg:height="0.3cm" draw:transform="rotate (-1.5707963267949) translate (36.8cm 4.8cm)">
          <text:p/>
          <draw:enhanced-geometry svg:viewBox="0 0 21600 21600" draw:type="rectangle" draw:enhanced-path="M 0 0 L 21600 0 21600 21600 0 21600 0 0 Z N"/>
        </draw:custom-shape>
        <draw:custom-shape draw:style-name="gr76" draw:text-style-name="P2" draw:layer="layout" svg:width="13.5cm" svg:height="0.3cm" draw:transform="rotate (-1.5707963267949) translate (36cm 4.8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7cm" svg:height="0.4cm" draw:transform="rotate (1.5707963267949) translate (36.8cm 5.5cm)">
          <text:p/>
          <draw:enhanced-geometry svg:viewBox="0 0 21600 21600" draw:mirror-horizontal="true" draw:type="rectangle" draw:enhanced-path="M 0 0 L 21600 0 21600 21600 0 21600 0 0 Z N"/>
        </draw:custom-shape>
        <draw:measure draw:style-name="gr78" draw:text-style-name="P14" draw:layer="layout" svg:x1="13cm" svg:y1="22.704cm" svg:x2="13cm" svg:y2="23.504cm">
          <text:p text:style-name="P14"><text:span text:style-name="T1"><text:measure text:kind="gap"/></text:span><text:span text:style-name="T1"><text:measure text:kind="value">40</text:measure></text:span><text:span text:style-name="T1"> </text:span><text:span text:style-name="T1"><text:measure text:kind="unit">mm</text:measure></text:span><text:span text:style-name="T1"><text:measure text:kind="gap"/></text:span></text:p>
        </draw:measure>
        <draw:custom-shape draw:style-name="gr10" draw:text-style-name="P5" draw:layer="layout" svg:width="1.9cm" svg:height="0.8cm" svg:x="11.1cm" svg:y="26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79" draw:text-style-name="P5" draw:layer="layout" svg:width="9.8cm" svg:height="0.4cm" svg:x="3.2cm" svg:y="23.9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51" draw:text-style-name="P6" draw:layer="layout" svg:width="0.6cm" svg:height="3.1cm" draw:transform="rotate (1.5707963267949) translate (37.847cm 4.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2" draw:text-style-name="P6" draw:layer="layout" svg:width="2.3cm" svg:height="0.3cm" draw:transform="rotate (1.5707963267949) translate (38.047cm 6.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5" draw:text-style-name="P6" draw:layer="layout" svg:width="0.6cm" svg:height="0.4cm" draw:transform="rotate (1.5707963267949) translate (38.347cm 6.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2" draw:text-style-name="P6" draw:layer="layout" svg:width="2.3cm" svg:height="0.3cm" draw:transform="rotate (1.5707963267949) translate (40.447cm 6.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5" draw:text-style-name="P6" draw:layer="layout" svg:width="0.6cm" svg:height="0.4cm" draw:transform="rotate (1.5707963267949) translate (40.047cm 6.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9" draw:text-style-name="P15" draw:layer="layout" svg:width="8cm" svg:height="0.2cm" draw:transform="rotate (-1.5707963267949) translate (38.047cm 3.9cm)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59" draw:text-style-name="P15" draw:layer="layout" svg:width="8cm" svg:height="0.2cm" draw:transform="rotate (-1.5707963267949) translate (40.947cm 3.9cm)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60" draw:text-style-name="P4" draw:layer="layout" svg:width="0.2cm" svg:height="0.7cm" draw:transform="rotate (-1.5707963267949) translate (38.747cm 6.2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0" draw:text-style-name="P4" draw:layer="layout" svg:width="0.2cm" svg:height="0.7cm" draw:transform="rotate (-1.5707963267949) translate (40.747cm 6.2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g>
          <draw:custom-shape draw:style-name="gr24" draw:text-style-name="P10" draw:layer="layout" svg:width="0.08cm" svg:height="0.52cm" draw:transform="rotate (-1.5707963267949) translate (39.71cm 3.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0" draw:layer="layout" svg:width="0.24cm" svg:height="0.52cm" draw:transform="rotate (-1.5707963267949) translate (39.71cm 3.62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5" draw:text-style-name="P10" draw:layer="layout" svg:width="0.08cm" svg:height="0.44cm" draw:transform="rotate (-1.5707963267949) translate (39.67cm 3.5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1" draw:layer="layout" svg:width="0.88cm" svg:height="0.12cm" draw:transform="rotate (-1.5707963267949) translate (39.51cm 2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1" draw:layer="layout" svg:width="0.08cm" svg:height="0.28cm" draw:transform="rotate (-1.5707963267949) translate (39.59cm 3.4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1" draw:layer="layout" svg:width="0.08cm" svg:height="0.28cm" draw:transform="rotate (-1.5707963267949) translate (39.59cm 3.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9" draw:text-style-name="P5" draw:layer="layout" svg:width="9.8cm" svg:height="0.4cm" svg:x="24.7cm" svg:y="23.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79" draw:text-style-name="P5" draw:layer="layout" svg:width="9.8cm" svg:height="0.4cm" svg:x="24.6cm" svg:y="25.7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0" draw:text-style-name="P5" draw:layer="layout" svg:width="1.9cm" svg:height="0.8cm" svg:x="24.6cm" svg:y="26.1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0" draw:text-style-name="P5" draw:layer="layout" svg:width="1.9cm" svg:height="0.8cm" svg:x="24.7cm" svg:y="23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80" draw:text-style-name="P16" draw:layer="layout" svg:width="9.58cm" svg:height="3.095cm" svg:x="1.02cm" svg:y="1cm">
          <draw:text-box>
            <text:p><text:span text:style-name="T3"><text:file-name text:display="name">schuif-suskast</text:file-name></text:span><text:span text:style-name="T3"> <text:s/></text:span><text:span text:style-name="T3"><text:date style:data-style-name="D4" text:date-value="2017-03-06">06-03-2017</text:date></text:span></text:p>
            <text:p><text:span text:style-name="T3">Arend Freije</text:span></text:p>
            <text:p><text:span text:style-name="T3">afreije@inn.nl</text:span></text:p>
            <text:p><text:span text:style-name="T3">06-8743497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5T10:50:48.513419243</meta:creation-date>
    <dc:date>2017-03-06T07:59:38.751816171</dc:date>
    <meta:editing-duration>PT2H28M12S</meta:editing-duration>
    <meta:editing-cycles>21</meta:editing-cycles>
    <meta:generator>LibreOffice/5.0.2.2$Linux_X86_64 LibreOffice_project/00m0$Build-2</meta:generator>
    <meta:document-statistic meta:object-count="158"/>
  </office:meta>
</office:document-meta>
</file>